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aac3" officeooo:paragraph-rsid="001caa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aac3" officeooo:paragraph-rsid="001caac3" style:font-weight-asian="bold" style:font-weight-complex="bold"/>
    </style:style>
    <style:style style:name="P3" style:family="paragraph" style:parent-style-name="Standard">
      <style:text-properties fo:font-weight="bold" officeooo:rsid="001e85e5" officeooo:paragraph-rsid="001e85e5" style:font-weight-asian="bold" style:font-weight-complex="bold"/>
    </style:style>
    <style:style style:name="P4" style:family="paragraph" style:parent-style-name="Standard">
      <style:text-properties fo:font-weight="bold" officeooo:rsid="001fb351" officeooo:paragraph-rsid="001fb351" style:font-weight-asian="bold" style:font-weight-complex="bold"/>
    </style:style>
    <style:style style:name="P5" style:family="paragraph" style:parent-style-name="Standard">
      <style:text-properties fo:font-weight="bold" officeooo:rsid="00219ee1" officeooo:paragraph-rsid="00219e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9ee1" style:font-weight-asian="normal" style:font-weight-complex="normal"/>
    </style:style>
    <style:style style:name="T3" style:family="text">
      <style:text-properties fo:font-weight="normal" officeooo:rsid="0023266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eorias economicas </text:p>
      <text:p text:style-name="P1"/>
      <text:p text:style-name="P3">Mercantilismo:</text:p>
      <text:p text:style-name="P3"/>
      <text:p text:style-name="P3">Metalismo: <text:span text:style-name="T1">Lleral marilens La principal fuente de riqueza era el que tuviera mayor oro y plata.</text:span></text:p>
      <text:p text:style-name="P3">Mercantilistas:<text:span text:style-name="T1"> Juan bodino, eduardo miserne, Antonio Sierra. La verdaera fuente de riqueza iba recaer directamente en la industria y que el comercio exterior sería lo que permitiria tener y concerbar el valor de oro y la plata.</text:span></text:p>
      <text:p text:style-name="P3"><text:span text:style-name="T1">Eduardo introduce el concepto de balanza comercial, en donde se registra la entrada y salida de dinero, de acuerdo a la exportacion e importacion, si esta en saldo positivo significa que entro más dinero del exterior del exterio, es decir exportamos más de lo que importamos, si esta en saldo negativo es biseversa.</text:span></text:p>
      <text:p text:style-name="P3"><text:span text:style-name="T1">Estrategias propiciar condiciones para tener una población abundante, para tener una mano de obra barata.</text:span></text:p>
      <text:p text:style-name="P4">Fundadores de la economia politica:<text:span text:style-name="T1">Wiliam Peti. Formo parte entre el mercantilismo y los </text:span><text:span text:style-name="T3">fisiocratas</text:span><text:span text:style-name="T1"> . Hizo un analisis de lon que sucedió en el mercantilismo y propone nuevas alternativas como fuente de riqueza. Explica en que momento las mercancias se independisarón. </text:span><text:span text:style-name="T2">El oro y la plata conforme abundan pierden valor, la industria depende de la materia prima, por lo tanto lo que debe cargar con la fuente d riqueza es la tierra. Se refiere directamente a la agricultura. La tierra por si sola no se puede sostner o producir, necesita del cuidado el hombre. Entonces el trabajo se vuelve importante “La tierra es la madre y el trabajo es el padre”</text:span></text:p>
      <text:p text:style-name="P5"><text:span text:style-name="T1">Riqueza Intrinisica: Directamente en la tierra.</text:span></text:p>
      <text:p text:style-name="P5"><text:span text:style-name="T1">Riqueza Extrinseca: Recae en el oro y la plata.</text:span></text:p>
      <text:p text:style-name="P5"><text:span text:style-name="T1">Esta de acuerdo a las clases sociales, <text:s/>dice que con ello podemos el estimulo para el progreso</text:span></text:p>
      <text:p text:style-name="P5"><text:span text:style-name="T1">“</text:span><text:span text:style-name="T3">A los trabajadores hay que pagarles lo necesario para vivir y serán más productivos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22:05:56.955607878</meta:creation-date>
    <dc:date>2021-03-04T12:30:37.102720938</dc:date>
    <meta:editing-duration>PT1H34M9S</meta:editing-duration>
    <meta:editing-cycles>1</meta:editing-cycles>
    <meta:document-statistic meta:table-count="0" meta:image-count="0" meta:object-count="0" meta:page-count="1" meta:paragraph-count="11" meta:word-count="281" meta:character-count="1698" meta:non-whitespace-character-count="1426"/>
    <meta:generator>LibreOffice/6.0.7.3$Linux_X86_64 LibreOffice_project/00m0$Build-3</meta:generator>
  </office:meta>
</office:document-meta>
</file>